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paragraph-rsid="0006c92b" style:font-size-asian="14pt" style:font-size-complex="14pt"/>
    </style:style>
    <style:style style:name="P3" style:family="paragraph" style:parent-style-name="Standard">
      <style:text-properties fo:font-size="14pt" officeooo:rsid="0006c92b" officeooo:paragraph-rsid="0006c92b" style:font-size-asian="14pt" style:font-size-complex="14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text-properties fo:font-size="14pt" officeooo:rsid="000b0660" officeooo:paragraph-rsid="000f48f0" style:font-size-asian="14pt" style:font-size-complex="14pt"/>
    </style:style>
    <style:style style:name="P6" style:family="paragraph" style:parent-style-name="Standard">
      <style:text-properties fo:font-size="14pt" officeooo:paragraph-rsid="000b0660" style:font-size-asian="14pt" style:font-size-complex="14pt"/>
    </style:style>
    <style:style style:name="P7" style:family="paragraph" style:parent-style-name="Standard">
      <style:text-properties fo:font-size="14pt" officeooo:paragraph-rsid="000df22c" style:font-size-asian="14pt" style:font-size-complex="14pt"/>
    </style:style>
    <style:style style:name="T1" style:family="text">
      <style:text-properties officeooo:rsid="0006c92b"/>
    </style:style>
    <style:style style:name="T2" style:family="text">
      <style:text-properties officeooo:rsid="0007c9fe"/>
    </style:style>
    <style:style style:name="T3" style:family="text">
      <style:text-properties officeooo:rsid="00090ab7"/>
    </style:style>
    <style:style style:name="T4" style:family="text">
      <style:text-properties officeooo:rsid="000b0660"/>
    </style:style>
    <style:style style:name="T5" style:family="text">
      <style:text-properties officeooo:rsid="000d485c"/>
    </style:style>
    <style:style style:name="T6" style:family="text">
      <style:text-properties officeooo:rsid="000df22c"/>
    </style:style>
    <style:style style:name="T7" style:family="text">
      <style:text-properties officeooo:rsid="000f48f0"/>
    </style:style>
    <style:style style:name="T8" style:family="text">
      <style:text-properties officeooo:rsid="00100b0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T1">1</text:span>. <text:span text:style-name="T1">Hai il seguente Array:</text:span></text:h>
      <text:p text:style-name="P1"/>
      <text:p text:style-name="P1">var myArray = [1, "two", 3, "4"]</text:p>
      <text:p text:style-name="P2"/>
      <text:p text:style-name="P3">scrivi cosa dirà l’alert per ciascuno degli esempi:</text:p>
      <text:p text:style-name="P2"/>
      <text:p text:style-name="P6">alert( myArray[0] ); // <text:span text:style-name="T4">1</text:span></text:p>
      <text:p text:style-name="P1"/>
      <text:p text:style-name="P6">alert( myArray[0] + myArray[1] ); // <text:span text:style-name="T4">1“two”</text:span></text:p>
      <text:p text:style-name="P1"/>
      <text:p text:style-name="P1">alert( myArray[2] + myArray[3] ); // <text:span text:style-name="T4">3“4”</text:span></text:p>
      <text:p text:style-name="P1"/>
      <text:p text:style-name="P1">alert( myArray[2] – myArray[0] ); // <text:span text:style-name="T5">2</text:span></text:p>
      <text:p text:style-name="P1"/>
      <text:p text:style-name="P1"/>
      <text:h text:style-name="Heading_20_2" text:outline-level="2"><text:span text:style-name="T2">2</text:span>. <text:span text:style-name="T2">Qual’è il risultato di questi alert</text:span>? <text:span text:style-name="T2">Scrivilo.</text:span></text:h>
      <text:p text:style-name="P1"/>
      <text:p text:style-name="P1">var foo = 5;</text:p>
      <text:p text:style-name="P1">foo += 5;</text:p>
      <text:p text:style-name="P1">alert( foo ); // <text:span text:style-name="T4">10</text:span></text:p>
      <text:p text:style-name="P1"/>
      <text:p text:style-name="P1"><text:s/>i = 5;</text:p>
      <text:p text:style-name="P1">i++;</text:p>
      <text:p text:style-name="P1">alert( i ); // <text:span text:style-name="T4">6</text:span></text:p>
      <text:p text:style-name="P1"/>
      <text:p text:style-name="P1">var foo = 2;</text:p>
      <text:p text:style-name="P1">alert( foo + " " + "remaining"); // <text:span text:style-name="T4">2 remaining</text:span></text:p>
      <text:p text:style-name="P1"/>
      <text:p text:style-name="P1">var foo = "Mat";</text:p>
      <text:p text:style-name="P1">var bar = "Jennifer";</text:p>
      <text:p text:style-name="P1"/>
      <text:p text:style-name="P1">if( foo.length &gt; bar.length ) {</text:p>
      <text:p text:style-name="P1"/>
      <text:p text:style-name="P1">alert( foo + " is longer." );</text:p>
      <text:p text:style-name="P1"/>
      <text:p text:style-name="P1">} else {</text:p>
      <text:p text:style-name="P1"/>
      <text:p text:style-name="P1">alert( bar + " is longer." );</text:p>
      <text:p text:style-name="P1"/>
      <text:p text:style-name="P7">} // <text:span text:style-name="T5">Jennifer is longer</text:span></text:p>
      <text:p text:style-name="P1"/>
      <text:p text:style-name="P1">alert( 10 === "10" ); // <text:span text:style-name="T6">False</text:span></text:p>
      <text:p text:style-name="P1"><text:soft-page-break/></text:p>
      <text:p text:style-name="P1"/>
      <text:h text:style-name="Heading_20_2" text:outline-level="2"><text:span text:style-name="T3">3</text:span>. Descri<text:span text:style-name="T2">vi cosa fa questo codice</text:span>:</text:h>
      <text:p text:style-name="P1"/>
      <text:p text:style-name="P1">for( var i = 0; i &lt; items.length; i++ ) {</text:p>
      <text:p text:style-name="P1"/>
      <text:p text:style-name="P1">}</text:p>
      <text:p text:style-name="P1"/>
      <text:p text:style-name="P5">Per ogni “<text:span text:style-name="T7">i</text:span>” (variabile temporanea <text:span text:style-name="T7">dichiarata valore 0) all’interno di item, dove </text:span>“<text:span text:style-name="T7">i</text:span>” <text:span text:style-name="T7">è minore di “item.length” incrementa </text:span>“<text:span text:style-name="T7">i</text:span>”<text:span text:style-name="T7"> di 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2T11:31:06.933945585</meta:creation-date>
    <dc:date>2024-02-29T09:30:28.747000000</dc:date>
    <meta:editing-duration>PT58M29S</meta:editing-duration>
    <meta:editing-cycles>10</meta:editing-cycles>
    <meta:generator>LibreOffice/7.6.0.3$Windows_x86 LibreOffice_project/69edd8b8ebc41d00b4de3915dc82f8f0fc3b6265</meta:generator>
    <meta:document-statistic meta:table-count="0" meta:image-count="0" meta:object-count="0" meta:page-count="2" meta:paragraph-count="28" meta:word-count="170" meta:character-count="824" meta:non-whitespace-character-count="680"/>
  </office:meta>
</office:document-meta>
</file>